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4.9375in" fo:margin-left="0in" fo:margin-right="5.1806in" table:align="margins"/>
    </style:style>
    <style:style style:name="Table1.A" style:family="table-column">
      <style:table-column-properties style:column-width="2.159in" style:rel-column-width="28656*"/>
    </style:style>
    <style:style style:name="Table1.B" style:family="table-column">
      <style:table-column-properties style:column-width="2.7785in" style:rel-column-width="36879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dddddd" fo:padding="0.0382in" fo:border="0.05pt solid #000000">
        <style:background-image/>
      </style:table-cell-properties>
    </style:style>
    <style:style style:name="Table1.2" style:family="table-row">
      <style:table-row-properties style:min-row-height="0.425in" fo:keep-together="auto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4.625in" fo:margin-left="0in" fo:margin-right="5.4931in" table:align="margins"/>
    </style:style>
    <style:style style:name="Table2.A" style:family="table-column">
      <style:table-column-properties style:column-width="1.1222in" style:rel-column-width="15901*"/>
    </style:style>
    <style:style style:name="Table2.B" style:family="table-column">
      <style:table-column-properties style:column-width="1.1243in" style:rel-column-width="15931*"/>
    </style:style>
    <style:style style:name="Table2.C" style:family="table-column">
      <style:table-column-properties style:column-width="1.1236in" style:rel-column-width="15921*"/>
    </style:style>
    <style:style style:name="Table2.D" style:family="table-column">
      <style:table-column-properties style:column-width="1.2549in" style:rel-column-width="17782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background-color="#eeeeee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officeooo:rsid="0041c630" officeooo:paragraph-rsid="004e148d" style:font-name-asian="Arial" style:font-size-asian="10pt" style:font-name-complex="Arial" style:font-size-complex="10pt"/>
    </style:style>
    <style:style style:name="P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officeooo:paragraph-rsid="004e148d" style:font-name-asian="Arial" style:font-size-asian="9pt" style:font-name-complex="Arial" style:font-size-complex="9pt"/>
    </style:style>
    <style:style style:name="P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1eb3f2" officeooo:paragraph-rsid="004e148d" style:font-name-asian="Arial" style:font-size-asian="11pt" style:font-name-complex="Arial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officeooo:rsid="0046aaa7" officeooo:paragraph-rsid="004e148d" style:font-name-asian="Arial" style:font-size-asian="11pt" style:font-name-complex="Arial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2pt" fo:font-style="italic" fo:font-weight="bold" officeooo:rsid="00482195" officeooo:paragraph-rsid="004e148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2pt" fo:font-weight="bold" officeooo:rsid="00499432" officeooo:paragraph-rsid="004e148d" style:font-name-asian="Arial" style:font-size-asian="12pt" style:font-weight-asian="bold" style:font-name-complex="Arial" style:font-size-complex="12pt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4e148d" style:font-size-asian="11pt" style:font-size-complex="11pt"/>
    </style:style>
    <style:style style:name="P8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503c86" style:font-size-asian="11pt" style:font-size-complex="11pt"/>
    </style:style>
    <style:style style:name="P9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weight="bold" officeooo:rsid="00482195" officeooo:paragraph-rsid="004e148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1" fo:font-size="12pt" fo:font-weight="bold" officeooo:rsid="00482195" officeooo:paragraph-rsid="004e148d" style:font-name-asian="Arial" style:font-size-asian="12pt" style:font-weight-asian="bold" style:font-name-complex="Arial" style:font-size-complex="12pt" style:font-weight-complex="bold"/>
    </style:style>
    <style:style style:name="P11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style="italic" fo:font-weight="bold" officeooo:rsid="00482195" officeooo:paragraph-rsid="004e148d" style:font-size-asian="12pt" style:font-style-asian="italic" style:font-weight-asian="bold" style:font-size-complex="12pt" style:font-style-complex="italic" style:font-weight-complex="bold"/>
    </style:style>
    <style:style style:name="P1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41c630" officeooo:paragraph-rsid="004e148d" style:font-name-asian="Arial" style:font-size-asian="11pt" style:font-name-complex="Arial" style:font-size-complex="11pt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503c86" officeooo:paragraph-rsid="00503c86" style:font-name-asian="Arial" style:font-size-asian="11pt" style:font-name-complex="Arial" style:font-size-complex="11pt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1pt" fo:font-weight="bold" officeooo:rsid="00482195" officeooo:paragraph-rsid="004e148d" style:font-name-asian="Arial" style:font-size-asian="11pt" style:font-weight-asian="bold" style:font-name-complex="Arial" style:font-size-complex="11pt" style:font-weight-complex="bold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fo:font-weight="bold" officeooo:rsid="0027d500" officeooo:paragraph-rsid="004e148d" style:font-name-asian="Arial" style:font-size-asian="10pt" style:font-weight-asian="bold" style:font-name-complex="Arial" style:font-size-complex="10pt" style:font-weight-complex="bold"/>
    </style:style>
    <style:style style:name="P16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officeooo:rsid="00281993" officeooo:paragraph-rsid="004e148d" style:font-name-asian="Arial" style:font-size-asian="10pt" style:font-name-complex="Arial" style:font-size-complex="10pt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Arial" fo:font-size="11pt" officeooo:rsid="0046aaa7" officeooo:paragraph-rsid="004e148d" style:font-name-asian="Arial" style:font-size-asian="11pt" style:font-name-complex="Arial" style:font-size-complex="11pt"/>
    </style:style>
    <style:style style:name="P18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4aed82" officeooo:paragraph-rsid="004e148d" style:font-name-asian="Arial" style:font-size-asian="15pt" style:font-weight-asian="bold" style:font-name-complex="Arial" style:font-size-complex="15pt" style:font-weight-complex="bold"/>
    </style:style>
    <style:style style:name="P19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paragraph-rsid="004e148d" style:font-name-asian="Arial" style:font-size-asian="15pt" style:font-weight-asian="bold" style:font-name-complex="Arial" style:font-size-complex="15pt" style:font-weight-complex="bold"/>
    </style:style>
    <style:style style:name="P20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style:font-name="Arial" fo:font-size="10pt" style:font-name-asian="Arial" style:font-size-asian="10pt" style:font-name-complex="Arial" style:font-size-complex="10pt"/>
    </style:style>
    <style:style style:name="P21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503c86" officeooo:paragraph-rsid="00503c86" style:font-name-asian="Arial" style:font-size-asian="11pt" style:font-name-complex="Arial" style:font-size-complex="11pt"/>
    </style:style>
    <style:style style:name="P2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1pt" officeooo:rsid="00503c86" officeooo:paragraph-rsid="005161d3" style:font-name-asian="Arial" style:font-size-asian="11pt" style:font-name-complex="Arial" style:font-size-complex="11pt"/>
    </style:style>
    <style:style style:name="P2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5161d3" officeooo:paragraph-rsid="005161d3" style:font-size-asian="11pt" style:font-size-complex="11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46aaa7" style:font-name-asian="Arial" style:font-weight-asian="bold" style:font-name-complex="Arial" style:font-weight-complex="bold"/>
    </style:style>
    <style:style style:name="T3" style:family="text">
      <style:text-properties style:font-name="Arial" fo:font-weight="bold" officeooo:rsid="00482195" style:font-name-asian="Arial" style:font-weight-asian="bold" style:font-name-complex="Arial" style:font-weight-complex="bold"/>
    </style:style>
    <style:style style:name="T4" style:family="text">
      <style:text-properties style:font-name="Arial" fo:font-weight="bold" officeooo:rsid="004aed82" style:font-name-asian="Arial" style:font-weight-asian="bold" style:font-name-complex="Arial" style:font-weight-complex="bold"/>
    </style:style>
    <style:style style:name="T5" style:family="text">
      <style:text-properties style:font-name="Arial" style:font-name-asian="Arial" style:font-name-complex="Arial"/>
    </style:style>
    <style:style style:name="T6" style:family="text">
      <style:text-properties style:font-name="Arial" officeooo:rsid="0046aaa7" style:font-name-asian="Arial" style:font-name-complex="Arial"/>
    </style:style>
    <style:style style:name="T7" style:family="text">
      <style:text-properties style:font-name="Arial" officeooo:rsid="00482195" style:font-name-asian="Arial" style:font-name-complex="Arial"/>
    </style:style>
    <style:style style:name="T8" style:family="text">
      <style:text-properties style:font-name="Arial" officeooo:rsid="004e148d" style:font-name-asian="Arial" style:font-name-complex="Arial"/>
    </style:style>
    <style:style style:name="T9" style:family="text">
      <style:text-properties style:font-name="Arial" officeooo:rsid="00503c86" style:font-name-asian="Arial" style:font-name-complex="Arial"/>
    </style:style>
    <style:style style:name="T10" style:family="text">
      <style:text-properties officeooo:rsid="00482195"/>
    </style:style>
    <style:style style:name="T11" style:family="text">
      <style:text-properties officeooo:rsid="005161d3"/>
    </style:style>
    <style:style style:name="T12" style:family="text">
      <style:text-properties officeooo:rsid="00522eb6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19">Teatro Nacional Cervantes</text:p>
      <text:p text:style-name="P18">Detalle de Recepción</text:p>
      <text:p text:style-name="P2"/>
      <text:p text:style-name="P7">
        <text:span text:style-name="T1">Fecha </text:span>
        <text:span text:style-name="T2">actual</text:span>
        <text:span text:style-name="T5">: 02/06/2015 20:32</text:span>
      </text:p>
      <text:p text:style-name="P7"/>
      <text:p text:style-name="P7"/>
      <text:section text:style-name="Sect1" text:name="Section1">
        <text:p text:style-name="P7">
          <text:span text:style-name="T4">Numero de recepción</text:span>
          <text:span text:style-name="T5">: [</text:span>
          <text:span text:style-name="T8">NUMERO_DE_RECEPCION</text:span>
          <text:span text:style-name="T5">]</text:span>
        </text:p>
        <text:p text:style-name="P8">
          <text:span text:style-name="T4">Numero de recepción</text:span>
          <text:span text:style-name="T5">: </text:span>
          <text:span text:style-name="T9">6</text:span>
        </text:p>
        <text:p text:style-name="P7"/>
        <text:p text:style-name="P7">
          <text:span text:style-name="T4">fecha</text:span>
          <text:span text:style-name="T5">: [</text:span>
          <text:span text:style-name="T6">FECHA_DE_RECEPCION</text:span>
          <text:span text:style-name="T5">]</text:span>
        </text:p>
        <text:p text:style-name="P23">Fecha: 2015-05-11 00:00:00 -0300 </text:p>
        <text:p text:style-name="P7">
          <text:span text:style-name="T4">Estado</text:span>
          <text:span text:style-name="T5">: [</text:span>
          <text:span text:style-name="T6">ESTADO</text:span>
          <text:span text:style-name="T5">]</text:span>
        </text:p>
        <text:p text:style-name="P21">Estado: consumo</text:p>
        <text:p text:style-name="P7"/>
        <text:p text:style-name="P7">
          <text:span text:style-name="T4">Descripcion provisoria</text:span>
          <text:span text:style-name="T5">: [</text:span>
          <text:span text:style-name="T6">DESCRIPCION_PROVISORIA</text:span>
          <text:span text:style-name="T5">]</text:span>
        </text:p>
        <text:p text:style-name="P22">Descripcion <text:span text:style-name="T12">provisoria</text:span>: [<text:span text:style-name="T11">DESCRIPCION_PROVISORIA</text:span>]</text:p>
      </text:section>
      <text:p text:style-name="P9"/>
      <text:p text:style-name="P11">Documento Principal</text:p>
      <text:p text:style-name="P7"/>
      <text:p text:style-name="P7">
        <text:span text:style-name="T3">Tipo de documento:</text:span>
        <text:span text:style-name="T5"> [</text:span>
        <text:span text:style-name="T7">TIPO</text:span>
        <text:span text:style-name="T5">]</text:span>
      </text:p>
      <text:p text:style-name="P21">Tipo de documento: factura</text:p>
      <text:p text:style-name="P7"/>
      <text:p text:style-name="P7">
        <text:span text:style-name="T3">Numero:</text:span>
        <text:span text:style-name="T5"> [</text:span>
        <text:span text:style-name="T7">DOCUMENTO_PRINCIPAL</text:span>
        <text:span text:style-name="T5">]</text:span>
      </text:p>
      <text:p text:style-name="P21">Numero: 2222-22222222</text:p>
      <text:p text:style-name="P7"/>
      <text:p text:style-name="P9"/>
      <text:p text:style-name="P5">Documentos Secundarios</text:p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">Tipo</text:p>
          </table:table-cell>
          <table:table-cell table:style-name="Table1.B1" office:value-type="string">
            <text:p text:style-name="P14">Numero</text:p>
          </table:table-cell>
        </table:table-row>
        <table:table-row table:style-name="Table1.2">
          <table:table-cell table:style-name="Table1.A2" office:value-type="string">
            <text:p text:style-name="P12">[<text:span text:style-name="T10">TIPO_SECUNDARIO</text:span>]</text:p>
          </table:table-cell>
          <table:table-cell table:style-name="Table1.B2" office:value-type="string">
            <text:p text:style-name="P12">[<text:span text:style-name="T10">DOCUMENTO_SECUNDARIO</text:span>]</text:p>
          </table:table-cell>
        </table:table-row>
        <table:table-row table:style-name="Table1.2">
          <table:table-cell table:style-name="Table1.A3" office:value-type="string">
            <text:p text:style-name="P13">[TIPO_SECUNDARIO]</text:p>
          </table:table-cell>
          <table:table-cell table:style-name="Table1.B3" office:value-type="string">
            <text:p text:style-name="P13">[DOCUMENTO_SECUNDARIO]</text:p>
          </table:table-cell>
        </table:table-row>
      </table:table>
      <text:p text:style-name="P1"/>
      <text:p text:style-name="P10"/>
      <text:p text:style-name="P6">Bienes de consumo</text:p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5">Codigo</text:p>
          </table:table-cell>
          <table:table-cell table:style-name="Table2.A1" office:value-type="string">
            <text:p text:style-name="P15">Nombre</text:p>
          </table:table-cell>
          <table:table-cell table:style-name="Table2.A1" office:value-type="string">
            <text:p text:style-name="P15">Cantidad</text:p>
          </table:table-cell>
          <table:table-cell table:style-name="Table2.D1" office:value-type="string">
            <text:p text:style-name="P15">Costo</text:p>
          </table:table-cell>
        </table:table-row>
        <text:soft-page-break/>
        <table:table-row table:style-name="Table2.1">
          <table:table-cell table:style-name="Table2.A2" office:value-type="string">
            <text:p text:style-name="P16">[CODIGO]</text:p>
          </table:table-cell>
          <table:table-cell table:style-name="Table2.B2" office:value-type="string">
            <text:p text:style-name="P16">[NOMBRE]</text:p>
          </table:table-cell>
          <table:table-cell table:style-name="Table2.C2" office:value-type="string">
            <text:p text:style-name="P16">[CANTIDAD]</text:p>
          </table:table-cell>
          <table:table-cell table:style-name="Table2.D2" office:value-type="string">
            <text:p text:style-name="P16">[COSTO]</text:p>
          </table:table-cell>
        </table:table-row>
      </table:table>
      <text:p text:style-name="P4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602in" svg:height="0.9598in" draw:z-index="1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2T20:32:08.427822682</dc:date>
    <meta:generator>LibreOffice/4.2.8.2$Linux_x86 LibreOffice_project/420m0$Build-2</meta:generator>
    <meta:editing-duration>PT20H52M16S</meta:editing-duration>
    <meta:editing-cycles>50</meta:editing-cycles>
    <meta:document-statistic meta:table-count="2" meta:image-count="1" meta:object-count="0" meta:page-count="2" meta:paragraph-count="32" meta:word-count="64" meta:character-count="645" meta:non-whitespace-character-count="612"/>
  </office:meta>
</office:document-meta>
</file>